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600000046C5795DD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.517cm" style:rel-column-width="860*"/>
    </style:style>
    <style:style style:name="Table1.B" style:family="table-column">
      <style:table-column-properties style:column-width="0.601cm" style:rel-column-width="341*"/>
    </style:style>
    <style:style style:name="Table1.C" style:family="table-column">
      <style:table-column-properties style:column-width="9.234cm" style:rel-column-width="5235*"/>
    </style:style>
    <style:style style:name="Table1.D" style:family="table-column">
      <style:table-column-properties style:column-width="5.741cm" style:rel-column-width="3255*"/>
    </style:style>
    <style:style style:name="Table1.E" style:family="table-column">
      <style:table-column-properties style:column-width="8.597cm" style:rel-column-width="487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 style:list-style-name="L1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Zeit</text:p>
          </table:table-cell>
          <table:table-cell table:style-name="Table1.A1" office:value-type="string">
            <text:p text:style-name="P1">?!</text:p>
          </table:table-cell>
          <table:table-cell table:style-name="Table1.A1" office:value-type="string">
            <text:p text:style-name="P1">Was</text:p>
          </table:table-cell>
          <table:table-cell table:style-name="Table1.A1" office:value-type="string">
            <text:p text:style-name="P1">Methode</text:p>
          </table:table-cell>
          <table:table-cell table:style-name="Table1.E1" office:value-type="string">
            <text:p text:style-name="P1">Tafelbild</text:p>
          </table:table-cell>
        </table:table-row>
        <table:table-row>
          <table:table-cell table:style-name="Table1.A2" office:value-type="string">
            <text:p text:style-name="P2">0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Start mit kurzer Einfühurng es gibt verschiedene Grafikformate, Bezug auf die Erfahrungeswelt der Schüler nehmen</text:p>
          </table:table-cell>
          <table:table-cell table:style-name="Table1.A2" office:value-type="string">
            <text:p text:style-name="P2">Sammeln an der Tafel oder ModKarten</text:p>
          </table:table-cell>
          <table:table-cell table:style-name="Table1.E2" office:value-type="string">
            <text:p text:style-name="P3">Evt. Per Impression vorbereitet.</text:p>
            <text:p text:style-name="P4">Welche Grafikformate kennt Ihr?</text:p>
          </table:table-cell>
        </table:table-row>
        <table:table-row>
          <table:table-cell table:style-name="Table1.A2" office:value-type="string">
            <text:p text:style-name="P2">0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Erklären der Grundlagen wie Daten in einem bildgespeichert werden</text:p>
            <text:p text:style-name="P2">Erklären der Grafikformate</text:p>
            <text:list text:style-name="L1">
              <text:list-item>
                <text:p text:style-name="P5">WBMP<text:tab/>Hinweis auf Pixelspeichern</text:p>
              </text:list-item>
              <text:list-item>
                <text:p text:style-name="P5">GIF<text:tab/><text:tab/>Koprimierung von Mustern</text:p>
              </text:list-item>
              <text:list-item>
                <text:p text:style-name="P5">JPEG<text:tab/><text:tab/>Angleichen von Farben</text:p>
              </text:list-item>
              <text:list-item>
                <text:p text:style-name="P5">PNG<text:tab/><text:tab/>Vorteile von GIF und JPEG</text:p>
              </text:list-item>
              <text:list-item>
                <text:p text:style-name="P5">TIFF<text:tab/><text:tab/>immer 16.7 Miop + Kompri.</text:p>
              </text:list-item>
            </text:list>
            <text:p text:style-name="P2"/>
            <text:p text:style-name="P2">Gegenüberstellung der Formate bei verschiedenen Bildern</text:p>
            <text:p text:style-name="P2"/>
            <text:p text:style-name="P2">Hinweis während der Arbeit an einer Grafik die proprioritären Formate der Software zu verwenden</text:p>
            <text:p text:style-name="P2"/>
            <text:p text:style-name="P2">Evt. während des LV Grundlagen der Informatik</text:p>
          </table:table-cell>
          <table:table-cell table:style-name="Table1.A2" office:value-type="string">
            <text:p text:style-name="P2">Lehrervortrag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Jeder soll 3-4 vorgegebene Grafiken als BMP, GIF, JPEG speichern, darunter auch die in der vorherigen Stunde erstellten Bilder</text:p>
          </table:table-cell>
          <table:table-cell table:style-name="Table1.A2" office:value-type="string">
            <text:p text:style-name="P2">Aufgabenorientierten Einzelarbeit</text:p>
          </table:table-cell>
          <table:table-cell table:style-name="Table1.E2" office:value-type="string">
            <text:p text:style-name="P2">Screen mit Aufgabe und Beispielen</text:p>
          </table:table-cell>
        </table:table-row>
        <table:table-row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uswertung der Ergebnisse, Sichern des Wissens, evt. AB oder als Übersicht in den Hefter</text:p>
          </table:table-cell>
          <table:table-cell table:style-name="Table1.A2" office:value-type="string">
            <text:p text:style-name="P2">Lehrergesteuertes Unterrichtsgespräch</text:p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18cm solid #99ccff" style:shadow="none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char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9.699cm" fo:page-height="20.999cm" style:num-format="1" style:print-orientation="landscape" fo:margin-top="1.058cm" fo:margin-bottom="0.9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2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fik2" text:anchor-type="char" svg:x="0.09cm" svg:y="0.339cm" svg:width="2cm" svg:height="0.75cm" draw:z-index="0"><draw:image xlink:href="Pictures/100002000000009600000046C5795DDE.gif" xlink:type="simple" xlink:show="embed" xlink:actuate="onLoad"/></draw:frame></text:p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Kay Strobach</meta:initial-creator>
    <meta:creation-date>2006-09-18T06:30:15</meta:creation-date>
    <dc:creator>Kay Strobach</dc:creator>
    <dc:date>2006-09-18T07:02:46</dc:date>
    <meta:printed-by>Kay Strobach</meta:printed-by>
    <meta:print-date>2006-09-18T06:59:35</meta:print-date>
    <dc:language>de-DE</dc:language>
    <meta:editing-cycles>3</meta:editing-cycles>
    <meta:editing-duration>PT32M3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9" meta:word-count="143" meta:character-count="1007"/>
  </office:meta>
</office:document-meta>
</file>